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ize="24pt"/>
    </style:style>
    <style:style style:name="T2" style:family="text">
      <style:text-properties fo:color="#ff0000" fo:font-size="24pt"/>
    </style:style>
    <style:style style:name="T3" style:family="text">
      <style:text-properties fo:color="#00dcff" fo:font-size="24pt"/>
    </style:style>
    <style:style style:name="T4" style:family="text">
      <style:text-properties fo:color="#3deb3d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2.586cm" svg:height="14.296cm" svg:x="0cm" svg:y="2.86cm">
          <draw:text-box>
            <text:p text:style-name="P1"><text:span text:style-name="T1">No part of this </text:span><text:span text:style-name="T2">documente</text:span><text:span text:style-name="T1"> may be reproduced, photocopied, stored on a retrieval system, or transmitted without the </text:span><text:span text:style-name="T3">expriss</text:span><text:span text:style-name="T1"> written consent of the </text:span><text:span text:style-name="T4">publischer</text:span><text:span text:style-name="T1"> or the author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ndale WT UI', 'MS Mincho', 'HG Mincho L', 'MS PGothic', 'Arial Unicode MS'" style:font-pitch-asian="variable" style:font-size-asian="6.80000019073486pt" style:language-asian="zxx" style:country-asian="none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heads_20_2" draw:marker-start-width="0.2cm" draw:marker-end="Arrowheads_20_3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9-05-19T09:50:33</meta:creation-date>
    <dc:date>2010-07-28T13:52:02</dc:date>
    <meta:editing-cycles>19</meta:editing-cycles>
    <meta:editing-duration>PT19M16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